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138" officeooo:paragraph-rsid="0007c138"/>
    </style:style>
    <style:style style:name="P2" style:family="paragraph" style:parent-style-name="Standard">
      <style:text-properties officeooo:rsid="000855e4" officeooo:paragraph-rsid="000855e4"/>
    </style:style>
    <style:style style:name="P3" style:family="paragraph" style:parent-style-name="Standard">
      <style:text-properties officeooo:paragraph-rsid="000855e4"/>
    </style:style>
    <style:style style:name="P4" style:family="paragraph" style:parent-style-name="Standard">
      <style:text-properties officeooo:rsid="000a1b7a" officeooo:paragraph-rsid="000a1b7a"/>
    </style:style>
    <style:style style:name="P5" style:family="paragraph" style:parent-style-name="Standard">
      <style:text-properties officeooo:paragraph-rsid="000a1b7a"/>
    </style:style>
    <style:style style:name="P6" style:family="paragraph" style:parent-style-name="Table_20_Contents">
      <style:text-properties officeooo:rsid="0007c138" officeooo:paragraph-rsid="0007c138"/>
    </style:style>
    <style:style style:name="P7" style:family="paragraph" style:parent-style-name="Table_20_Contents">
      <style:text-properties fo:color="#ff0000" officeooo:rsid="0007c138" officeooo:paragraph-rsid="0007c138"/>
    </style:style>
    <style:style style:name="P8" style:family="paragraph" style:parent-style-name="Table_20_Contents">
      <style:text-properties fo:color="#3333ff" officeooo:rsid="0007c138" officeooo:paragraph-rsid="0007c138"/>
    </style:style>
    <style:style style:name="P9" style:family="paragraph" style:parent-style-name="Table_20_Contents">
      <style:text-properties fo:color="#00cc00" officeooo:rsid="0007c138" officeooo:paragraph-rsid="0007c138"/>
    </style:style>
    <style:style style:name="T1" style:family="text">
      <style:text-properties officeooo:rsid="000855e4"/>
    </style:style>
    <style:style style:name="T2" style:family="text">
      <style:text-properties officeooo:rsid="000a1b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Integrantes</text:p>
      <text:p text:style-name="P1"><text:tab/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6">Nombre</text:p>
          </table:table-cell>
          <table:table-cell table:style-name="Tabla1.A1" office:value-type="string">
            <text:p text:style-name="P6">Apellido</text:p>
          </table:table-cell>
          <table:table-cell table:style-name="Tabla1.A1" office:value-type="string">
            <text:p text:style-name="P6">Rol auditoría 1</text:p>
          </table:table-cell>
          <table:table-cell table:style-name="Tabla1.A1" office:value-type="string">
            <text:p text:style-name="P6">Rol auditoría 2</text:p>
          </table:table-cell>
          <table:table-cell table:style-name="Tabla1.E1" office:value-type="string">
            <text:p text:style-name="P6">Rol auditoría 3</text:p>
          </table:table-cell>
        </table:table-row>
        <table:table-row>
          <table:table-cell table:style-name="Tabla1.A2" office:value-type="string">
            <text:p text:style-name="P6">Pablo</text:p>
          </table:table-cell>
          <table:table-cell table:style-name="Tabla1.A2" office:value-type="string">
            <text:p text:style-name="P6">Callado</text:p>
          </table:table-cell>
          <table:table-cell table:style-name="Tabla1.A2" office:value-type="string">
            <text:p text:style-name="P7">Jefe proyecto</text:p>
          </table:table-cell>
          <table:table-cell table:style-name="Tabla1.A2" office:value-type="string">
            <text:p text:style-name="P8">Product owner</text:p>
          </table:table-cell>
          <table:table-cell table:style-name="Tabla1.E2" office:value-type="string">
            <text:p text:style-name="P9">Desarrollador</text:p>
          </table:table-cell>
        </table:table-row>
        <table:table-row>
          <table:table-cell table:style-name="Tabla1.A2" office:value-type="string">
            <text:p text:style-name="P6">Iván</text:p>
          </table:table-cell>
          <table:table-cell table:style-name="Tabla1.A2" office:value-type="string">
            <text:p text:style-name="P6">Pajares</text:p>
          </table:table-cell>
          <table:table-cell table:style-name="Tabla1.A2" office:value-type="string">
            <text:p text:style-name="P8">Product owner</text:p>
          </table:table-cell>
          <table:table-cell table:style-name="Tabla1.A2" office:value-type="string">
            <text:p text:style-name="P9">Desarrollador</text:p>
          </table:table-cell>
          <table:table-cell table:style-name="Tabla1.E2" office:value-type="string">
            <text:p text:style-name="P7">Jefe proyecto</text:p>
          </table:table-cell>
        </table:table-row>
        <table:table-row>
          <table:table-cell table:style-name="Tabla1.A2" office:value-type="string">
            <text:p text:style-name="P6">Aritz</text:p>
          </table:table-cell>
          <table:table-cell table:style-name="Tabla1.A2" office:value-type="string">
            <text:p text:style-name="P6">Idiazabal</text:p>
          </table:table-cell>
          <table:table-cell table:style-name="Tabla1.A2" office:value-type="string">
            <text:p text:style-name="P9">Desarrollador</text:p>
          </table:table-cell>
          <table:table-cell table:style-name="Tabla1.A2" office:value-type="string">
            <text:p text:style-name="P7"><text:bookmark-start text:name="__DdeLink__1813_794843773"/>Jefe proyecto<text:bookmark-end text:name="__DdeLink__1813_794843773"/></text:p>
          </table:table-cell>
          <table:table-cell table:style-name="Tabla1.E2" office:value-type="string">
            <text:p text:style-name="P8">Product owner</text:p>
          </table:table-cell>
        </table:table-row>
      </table:table>
      <text:p text:style-name="P1"/>
      <text:p text:style-name="P3"><text:span text:style-name="T1">Descripción aplicación</text:span></text:p>
      <text:p text:style-name="P3"><text:tab/><text:span text:style-name="T1">Programa para gestionar la gestión de facturas y resúmenes de producción de productos en el sector artesano</text:span></text:p>
      <text:p text:style-name="P3"/>
      <text:p text:style-name="P4">Ejemplo</text:p>
      <text:p text:style-name="P4"><text:tab/>Dueño fábrica: Manolo</text:p>
      <text:p text:style-name="P4"><text:tab/>Cliente: Luis</text:p>
      <text:p text:style-name="P4"><text:tab/>Luis hace un pedido en la aplicación de 1 mesa y 4 sillas</text:p>
      <text:p text:style-name="P4"><text:tab/>A Luis se le informa del precio total del pedido y se le genera la factura</text:p>
      <text:p text:style-name="P4"><text:tab/>A Manolo se le informa de cuántas patas, tablas, asientos y respaldos se necesitan para hacer los productos (versión 2)</text:p>
      <text:p text:style-name="P4"><text:tab/>Se guarda información del pedido en una base de datos (versión 2)</text:p>
      <text:p text:style-name="P5"><text:span text:style-name="T2"><text:tab/>Luis se registra o inicia sesión en la aplicación y automáticamente se le rellena el campo de dirección y nombre</text:span></text:p>
      <text:p text:style-name="P5"/>
      <text:p text:style-name="P2">Alcance del proyecto</text:p>
      <text:p text:style-name="P2"><text:tab/>Especificación, desarrollo e implementación. No mantenimiento posterior a la fecha de entrega</text:p>
      <text:p text:style-name="P2"/>
      <text:p text:style-name="P2">Ciclo de vida del proyecto</text:p>
      <text:p text:style-name="P2"><text:tab/>Tres versiones</text:p>
      <text:p text:style-name="P2"><text:tab/><text:tab/>Primera versión: realización del pedido y generación de factura para el cliente</text:p>
      <text:p text:style-name="P2"><text:tab/><text:tab/>Segunda versión: generar informe de fabricación para el artesano y almacenamiento de los pedidos en una base de datos </text:p>
      <text:p text:style-name="P2"><text:tab/><text:tab/>Tercera versión: control de acceso a la aplicación (registro y <text:span text:style-name="T2">login)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7:51:56.603092736</meta:creation-date>
    <meta:generator>LibreOffice/5.1.6.2$Linux_X86_64 LibreOffice_project/10m0$Build-2</meta:generator>
    <dc:date>2018-02-27T18:37:07.219418904</dc:date>
    <meta:editing-duration>PT16S</meta:editing-duration>
    <meta:editing-cycles>1</meta:editing-cycles>
    <meta:document-statistic meta:table-count="1" meta:image-count="0" meta:object-count="0" meta:page-count="1" meta:paragraph-count="39" meta:word-count="203" meta:character-count="1257" meta:non-whitespace-character-count="1074"/>
  </office:meta>
</office:document-meta>
</file>